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harStream.ReInit( java . io . InputStream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Reader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InputStream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Begin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CharStream.getBeg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E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adjustBeginLineColumn( int newLine , int newCo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impleCharStream.getE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Suffix(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CharStream.ReInit( java . io . Reader dstream , int startline , int startcolumn , int buffer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CharStream.SimpleCharStream( java . io . InputStream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Reader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CharStream.ExpandBuff( boolean wrapArou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impleCharStream.SimpleCharStream( java . io . InputStream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backup( int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harStream.FillBuff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impleCharStream.readCha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CharStream.SimpleCharStream( java . io . Reader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harStream.ReInit( java . io . Reader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Reader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UpdateLineColumn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impleCharStream.Begi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harStream.GetIm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